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A00000016988F835BC.png"/>
  <manifest:file-entry manifest:media-type="image/png" manifest:full-path="Pictures/10000000000001E700000043F0ED5D39.png"/>
  <manifest:file-entry manifest:media-type="image/png" manifest:full-path="Pictures/100000000000025F00000050F256A4BD.png"/>
  <manifest:file-entry manifest:media-type="image/png" manifest:full-path="Pictures/1000000000000262000000473800010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Helvetica Neue" svg:font-family="'Helvetica Neue', Helvetica, 'Segoe UI', Arial, freesans, sans-serif"/>
    <style:font-face style:name="Helvetica" svg:font-family="Helvetica, Arial, sans-serif"/>
    <style:font-face style:name="Menlo-Regular" svg:font-family="Menlo-Regular"/>
    <style:font-face style:name="Menlo" svg:font-family="Menlo, monospace"/>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2" fo:font-size="10pt" style:font-size-asian="10pt" style:font-size-complex="10pt"/>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able_20_Heading">
      <style:paragraph-properties fo:margin-top="0cm" fo:margin-bottom="0.499cm" fo:text-align="start" style:justify-single-word="false"/>
    </style:style>
    <style:style style:name="P26" style:family="paragraph" style:parent-style-name="Text_20_body">
      <style:paragraph-properties fo:background-color="transparent">
        <style:background-image/>
      </style:paragraph-properties>
    </style:style>
    <style:style style:name="P27" style:family="paragraph" style:parent-style-name="Proposition">
      <style:paragraph-properties fo:background-color="transparent">
        <style:background-image/>
      </style:paragraph-properties>
    </style:style>
    <style:style style:name="P28" style:family="paragraph" style:parent-style-name="SourceCode">
      <style:text-properties fo:font-weight="bold" style:font-weight-asian="bold" style:font-weight-complex="bold"/>
    </style:style>
    <style:style style:name="P29" style:family="paragraph" style:parent-style-name="Text_20_body">
      <style:paragraph-properties fo:margin-left="1.245cm" fo:margin-right="0cm" fo:text-indent="0cm" style:auto-text-indent="false"/>
    </style:style>
    <style:style style:name="P30" style:family="paragraph" style:parent-style-name="Text_20_body">
      <style:paragraph-properties fo:background-color="#ffff00">
        <style:background-image/>
      </style:paragraph-properties>
    </style:style>
    <style:style style:name="P31" style:family="paragraph" style:parent-style-name="Standard">
      <style:paragraph-properties fo:background-color="#ffff00">
        <style:background-image/>
      </style:paragraph-properties>
    </style:style>
    <style:style style:name="P32" style:family="paragraph" style:parent-style-name="Text_20_body">
      <style:paragraph-properties fo:margin-left="0cm" fo:margin-right="0cm" fo:text-indent="0cm" style:auto-text-indent="false"/>
      <style:text-properties fo:font-weight="bold" style:font-weight-asian="bold" style:font-weight-complex="bold"/>
    </style:style>
    <style:style style:name="P33" style:family="paragraph" style:parent-style-name="Text_20_body" style:list-style-name="L2"/>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text-properties fo:font-size="10pt" style:font-size-asian="10pt" style:font-size-complex="10pt"/>
    </style:style>
    <style:style style:name="P42" style:family="paragraph" style:parent-style-name="Text_20_body">
      <style:text-properties style:font-name="Courier New2" fo:font-size="9pt" style:font-size-asian="9pt" style:font-size-complex="9pt"/>
    </style:style>
    <style:style style:name="P43" style:family="paragraph" style:parent-style-name="Text_20_body" style:list-style-name="L13"/>
    <style:style style:name="P44" style:family="paragraph" style:parent-style-name="Text_20_body">
      <style:text-properties fo:background-color="#ffff00"/>
    </style:style>
    <style:style style:name="P45" style:family="paragraph" style:parent-style-name="Text_20_body" style:list-style-name="L3">
      <style:paragraph-properties fo:background-color="#ffff00">
        <style:background-image/>
      </style:paragraph-properties>
    </style:style>
    <style:style style:name="P46" style:family="paragraph" style:parent-style-name="Text_20_body" style:list-style-name="L4">
      <style:paragraph-properties fo:background-color="#ffff00">
        <style:background-image/>
      </style:paragraph-properties>
    </style:style>
    <style:style style:name="P47" style:family="paragraph" style:parent-style-name="Text_20_body" style:list-style-name="L4">
      <style:paragraph-properties fo:margin-left="1.245cm" fo:margin-right="0cm" fo:text-indent="-0.635cm" style:auto-text-indent="false" fo:background-color="#ffff00">
        <style:background-image/>
      </style:paragraph-properties>
    </style:style>
    <style:style style:name="P48" style:family="paragraph" style:parent-style-name="Text_20_body" style:list-style-name="L8">
      <style:paragraph-properties fo:margin-left="2.491cm" fo:margin-right="0cm" fo:text-indent="-0.635cm" style:auto-text-indent="false"/>
    </style:style>
    <style:style style:name="P49" style:family="paragraph" style:parent-style-name="Heading_20_2">
      <style:paragraph-properties fo:break-before="page"/>
    </style:style>
    <style:style style:name="P50" style:family="paragraph" style:parent-style-name="Proposition" style:list-style-name="L1">
      <style:paragraph-properties fo:background-color="transparent">
        <style:background-image/>
      </style:paragraph-properties>
    </style:style>
    <style:style style:name="P51" style:family="paragraph" style:parent-style-name="Standard" style:list-style-name="L2">
      <style:text-properties fo:font-size="12pt" style:font-size-asian="12pt" style:font-size-complex="12pt"/>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text-position="super 58%"/>
    </style:style>
    <style:style style:name="T24" style:family="text">
      <style:text-properties fo:font-variant="normal" fo:text-transform="none" fo:color="#333333" style:font-name="Times New Roman" fo:font-size="12pt" fo:letter-spacing="normal" fo:font-style="normal" fo:font-weight="normal" style:font-size-asian="12pt" style:font-size-complex="12pt"/>
    </style:style>
    <style:style style:name="T25" style:family="text">
      <style:text-properties fo:font-variant="normal" fo:text-transform="none" fo:color="#333333" style:font-name="Times New Roman" fo:font-size="12pt" fo:letter-spacing="normal" style:font-size-asian="12pt" style:font-size-complex="12pt"/>
    </style:style>
    <style:style style:name="T26" style:family="text">
      <style:text-properties fo:font-variant="normal" fo:text-transform="none" fo:color="#4183c4" style:text-line-through-styl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color="#000000" style:font-name="Menlo-Regular" fo:font-size="11pt" style:font-name-asian="Menlo-Regular" style:font-size-asian="11pt" style:font-name-complex="Menlo-Regular" style:font-size-complex="11pt"/>
    </style:style>
    <style:style style:name="T28" style:family="text">
      <style:text-properties style:use-window-font-color="true" style:text-outline="false" style:text-line-through-styl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Helvetica Neue DeskInterface"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Helvetica Neue DeskInterface" fo:font-size="10pt" fo:letter-spacing="normal" fo:language="zxx" fo:country="none" fo:font-style="italic"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P20">Updated [JLF Oct 12, 2014] Rust &amp; WHATWG : UTF-8 strings</text:p>
      <text:p text:style-name="P20">Updated [JLF Nov 1, 2014] Python : experience report. Added a "conclusion" to the 1<text:span text:style-name="T23">st</text:span> chapter. </text:p>
      <text:p text:style-name="P20">Updated [JLF May 14, 2015] MoarVM NFG is implemented. Red (Rebol) : Unicode issues with proposed resolutions.</text:p>
      <text:p text:style-name="P20">Updated [JLF May 29, 2015] Swift</text:p>
      <text:p text:style-name="Text_20_body"/>
      <text:h text:style-name="P49"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7">In ooRexx, the encoding could be queried at runtime like that : .context~package~encoding</text:p>
      <text:p text:style-name="P27">[JLF May 4, 2010] Any constant string that appears in a source file (package) should be either :</text:p>
      <text:list xml:id="list8529602747275745300" text:style-name="L1">
        <text:list-item>
          <text:p text:style-name="P50">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50">This approach is not easy : all the string services should know how to work with any encoding. Ruby 1.9 has taken this approach, to investigate...</text:p>
        </text:list-item>
        <text:list-item>
          <text:p text:style-name="P50"><office:annotation><dc:creator>Jean-Louis Faucher</dc:creator><dc:date>2014-11-02T13:50:28</dc:date><text:p text:style-name="P52"><text:span text:style-name="T28">4 years later : My current position is to avoid absolutely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You don't want to lose the capacity to implement the 'cat' command, right ? Or you don't want to have "file not found“ when opening a file with the filename you just received from the file system, right ? So the conversion must remain under control of the ooRexx programmer.</text:span></text:p></office:annotation>or be converted immediatly to UTF-8. Then we need string services which supports only UTF-8 internally.</text:p>
        </text:list-item>
      </text:list>
      <text:p text:style-name="P27">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9</text:bookmark-ref>) : replace char by wchar everywhere in the ooRexx sources.</text:p>
      <text:p text:style-name="P27">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7">[JLF May 3, 2010] ooDialog must remain independant from ICU (unless we include ICU in the delivery). We just need to use the _tcs family of C runtime functions. ICU services should be needed only for the implementation of the UnicodeString class.</text:p>
      <text:p text:style-name="P27">[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absolutely.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107922186704281045" text:style-name="L2">
        <text:list-item>
          <text:p text:style-name="P51">The UCS normalization model uses a unique character set, which is called Universal Character Set, to handle characters internally. Used by Perl, Python, Java, .NET, Windows, Mac OS X...</text:p>
        </text:list-item>
        <text:list-item>
          <text:p text:style-name="P33">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30">[JLF nov 1,2014] </text:p>
      <text:p text:style-name="P30">The systematic conversion to Unicode is to avoid ! I see too many articles describing the problems of conversion. Could be ok for Windows, where Unicode is the standard behind the scene, but certainly not ok for Linux, nor for Mainframes. The thing to avoid ABSOLUTELY is to ALWAYS convert to Unicode internally. From the lessons learned by others, I see that the only safe approach is to keep the strings received from the outside unchanged. </text:p>
      <text:p text:style-name="P30">Three cases :</text:p>
      <text:list xml:id="list1527925233853348689" text:style-name="L3">
        <text:list-item>
          <text:p text:style-name="P45">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 !</text:p>
        </text:list-item>
        <text:list-item>
          <text:p text:style-name="P45">The encoding of the string is known, and is not Unicode : Same as previous case, just store the encoding on the string. To use the Unicode services, the ooRexx programmer will have to convert the string to Unicode first.</text:p>
        </text:list-item>
        <text:list-item>
          <text:p text:style-name="P45">The encoding of the string is known, and is Unicode. Store the encoding on the string. You have access to all the Unicode services. 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p>
        </text:list-item>
      </text:list>
      <text:p text:style-name="P30">So far, the key point is that there is no automatic conversion to Unicode. And that must stay like that, even when concatenating strings with different encodings. That can be achieved using Ropes <text:soft-page-break/>(see Boehm's paper). A Rope is an ordered tree, with each internal node representing the concatenation of its childrens, and the leaves consisting of flat strings. A leaf string has a single encoding, or no encoding (if unknown). </text:p>
      <text:p text:style-name="P30">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30">From the ooRexx programmer perspective :</text:p>
      <text:list xml:id="list2751016601826416949" text:style-name="L4">
        <text:list-item>
          <text:p text:style-name="P46">The rope is not visible, this is a technical representation. </text:p>
        </text:list-item>
        <text:list-item>
          <text:p text:style-name="P46">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46">The String class remains as-is, not encoding-aware, byte-oriented.</text:p>
        </text:list-item>
        <text:list-item>
          <text:p text:style-name="P47">aText~string returns its buffer as a String object : easy, returns the buffer as-is, whatever the slices of the rope. There is NO hidden conversion here.</text:p>
        </text:list-item>
        <text:list-item>
          <text:p text:style-name="P46">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27">…</text:span>" where only "<text:span text:style-name="T27">…</text:span>" is declared utf-8 from the 6<text:span text:style-name="T23">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30"/>
      <text:p text:style-name="P30">Side note : A Rope is an immutable date structure. Ropes have been in use in the Cedar environment almost since its inception. Clojure and Haskell implement immutable (persistent) data structures.</text:p>
      <text:p text:style-name="P30"><text:a xlink:type="simple" xlink:href="https://github.com/ivmai/bdwgc/tree/master/cord">https://github.com/ivmai/bdwgc/tree/master/cord</text:a></text:p>
      <text:p text:style-name="P30"><text:a xlink:type="simple" xlink:href="http://en.wikipedia.org/wiki/Rope_(data_structure)">http://en.wikipedia.org/wiki/Rope_(data_structure)</text:a>)</text:p>
      <text:p text:style-name="P30"><text:a xlink:type="simple" xlink:href="http://staff.city.ac.uk/~ross/papers/FingerTree.html">http://staff.city.ac.uk/~ross/papers/FingerTree.html</text:a></text:p>
      <text:p text:style-name="P30"><text:a xlink:type="simple" xlink:href="https://github.com/clojure/data.finger-tree">https://github.com/clojure/data.finger-tree</text:a></text:p>
      <text:p text:style-name="P30"><text:a xlink:type="simple" xlink:href="https://github.com/e-user/engine/blob/master/src/engine/data/rope.clj">https://github.com/e-user/engine/blob/master/src/engine/data/rope.clj</text:a></text:p>
      <text:p text:style-name="P30"><text:a xlink:type="simple" xlink:href="http://www.ibm.com/developerworks/library/j-ropes/">http://www.ibm.com/developerworks/library/j-ropes/</text:a></text:p>
      <text:p text:style-name="P30"><text:a xlink:type="simple" xlink:href="http://en.wikipedia.org/wiki/Radix_tree">http://en.wikipedia.org/wiki/Radix_tree</text:a></text:p>
      <text:p text:style-name="P30"/>
      <text:p text:style-name="P26">See <text:a xlink:type="simple" xlink:href="https://mail.mozilla.org/pipermail/rust-dev/2014-May/009725.html">https://mail.mozilla.org/pipermail/rust-dev/2014-May/009725.html</text:a></text:p>
      <text:p text:style-name="P26">for a discussion about ropes in Rust.</text:p>
      <text:p text:style-name="P26">The begining of the discussion is focused on the "wrong" design of ruby 1.9.</text:p>
      <text:p text:style-name="P26">In conclusion, the idea of rops in the stdlib is rejected. They prefer to convert early (I/O barrier) rather than converting later when concatenating strings of different encodings.</text:p>
      <text:p text:style-name="P26">JLF : that's correct, but this is because they insist on converting to a unique internal encoding.</text:p>
      <text:p text:style-name="P26"/>
      <text:p text:style-name="P26"><text:soft-page-break/>See <text:a xlink:type="simple" xlink:href="https://news.ycombinator.com/item?id=7605833">https://news.ycombinator.com/item?id=7605833</text:a></text:p>
      <text:p text:style-name="P26">for a little discussion about ropes.</text:p>
      <text:p text:style-name="P26">One of the opinions is : "what's important is that handling of encoding happens on the I/O barrier, and not anywhere else."</text:p>
      <text:p text:style-name="P26">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7033182921961786478" text:style-name="L5">
        <text:list-item>
          <text:p text:style-name="P34">Unicode Programming Summary</text:p>
        </text:list-item>
        <text:list-item>
          <text:p text:style-name="P34">Using Generic-Text Mappings</text:p>
        </text:list-item>
        <text:list-item>
          <text:p text:style-name="P34">String Manipulation</text:p>
        </text:list-item>
        <text:list-item>
          <text:p text:style-name="P34">Files and Stream</text:p>
        </text:list-item>
        <text:list-item>
          <text:p text:style-name="P34">Windows &amp; Unicode</text:p>
        </text:list-item>
      </text:list>
      <text:p text:style-name="Text_20_body">The migration process was quite mechanical : </text:p>
      <text:list xml:id="list7384486412560537244" text:style-name="L6">
        <text:list-item>
          <text:p text:style-name="P35">replace char by gtchar everywhere.</text:p>
        </text:list-item>
        <text:list-item>
          <text:p text:style-name="P35">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5">compile often (in wide char mode), let the compiler tell you what's wrong, fix...</text:p>
        </text:list-item>
        <text:list-item>
          <text:p text:style-name="P35">sometimes you have to adapt the code, in particular at the boundaries of the API or when reading/writing streams. Here you have to manage the conversion between byte and wide chars. </text:p>
        </text:list-item>
        <text:list-item>
          <text:p text:style-name="P35">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7253740503405085272" text:style-name="L7">
        <text:list-item>
          <text:p text:style-name="P36">a version which uses byte chars internally, not Unicode enabled but 100% compatible with your previous version (assuming that you dont't use the "A" naming convention) </text:p>
        </text:list-item>
        <text:list-item>
          <text:p text:style-name="P36">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9"><text:s text:c="6"/>⎕UCS'こんにちは世界'</text:p>
      <text:p text:style-name="P29">12371 12435 12395 12385 12399 19990 30028</text:p>
      <text:p text:style-name="Text_20_body">The monadic function is self-inverse, and has the same definition as in APL2 implementation: a right argument of code points gives you a character array of the same shape:</text:p>
      <text:p text:style-name="P29"><text:s text:c="6"/>⎕UCS 123 9077 91 9035 9077 93 125</text:p>
      <text:p text:style-name="P29">{⍵[⍋⍵]}</text:p>
      <text:p text:style-name="Text_20_body">In Dyalog APL, ⎕UCS also accepts a left argument which must be the name of a UTF encoding. In this case, if the right argument is a character array, the numeric result contains the encoded data stream, and vice versa:</text:p>
      <text:p text:style-name="P29"><text:s text:c="6"/>'UTF-8' ⎕UCS '界'</text:p>
      <text:p text:style-name="P29">231 149 140</text:p>
      <text:p text:style-name="P29"><text:s text:c="6"/>'UTF-8' ⎕UCS 65 195 132</text:p>
      <text:p text:style-name="P29">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52"><text:span text:style-name="T29">This is worth reading.</text:span></text:p></office:annotation><text:a xlink:type="simple" xlink:href="http://edn.embarcadero.com/article/38980">Delphi and Unicode</text:a>.</text:p>
      <text:p text:style-name="P26">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text:soft-page-break/>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5906121786584454366" text:style-name="L8">
        <text:list-item>
          <text:p text:style-name="P37">File system uses Unicode (UTF-16)</text:p>
        </text:list-item>
        <text:list-item>
          <text:p text:style-name="P37">Each machine has a fixed ”system codepage”: a single- or variable-length (double-byte) character set</text:p>
        </text:list-item>
        <text:list-item>
          <text:p text:style-name="P37">Single-byte codepages: CP1252 etc. For European, Middle East languages, Thai, etc</text:p>
        </text:list-item>
        <text:list-item>
          <text:p text:style-name="P37">Double-byte codepages: In East Asia</text:p>
        </text:list-item>
        <text:list-item>
          <text:p text:style-name="P37">It's quite possible to have file names on a machine that can't be represented in the system codepage. Occurs in East Asia, and for Western Europeans who exchange documents with Greece, Russia, etc</text:p>
        </text:list-item>
        <text:list-item>
          <text:p text:style-name="P37">All file name APIs in the C library have two versions:</text:p>
        </text:list-item>
        <text:list-item>
          <text:p text:style-name="P48"><text:s text:c="4"/>normal one (fopen) uses system codepage,</text:p>
        </text:list-item>
        <text:list-item>
          <text:p text:style-name="P48"><text:s text:c="4"/>the wide character one (_wfopen) uses wchar_t</text:p>
        </text:list-item>
        <text:list-item>
          <text:p text:style-name="P37">But, forget all the above, just use UTF-8 and GLib</text:p>
        </text:list-item>
        <text:list-item>
          <text:p text:style-name="P37">GLib and GTK+ APIs use UTF-8</text:p>
        </text:list-item>
        <text:list-item>
          <text:p text:style-name="P37">gstdio wrappers for UTF-8 pathnames: g_open(), g_fopen(), g_dir_*(), g_stat() etc</text:p>
        </text:list-item>
        <text:list-item>
          <text:p text:style-name="P37">Other libraries like libxml2 and gettext don't expect UTF-8 pathnames</text:p>
        </text:list-item>
        <text:list-item>
          <text:p text:style-name="P37">Need to pass them system codepage filenames</text:p>
        </text:list-item>
        <text:list-item>
          <text:p text:style-name="P37">g_win32_locale_filename_from_utf8() should work in most cases for existing files.</text:p>
        </text:list-item>
      </text:list>
      <text:h text:style-name="Heading_20_2" text:outline-level="2"><text:soft-page-break/>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oft-page-break/><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soft-page-break/><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5">Charset</text:p>
          </table:table-cell>
          <table:table-cell table:style-name="Tableau1.A1" office:value-type="string">
            <text:p text:style-name="P25">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ext:soft-page-break/>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text:soft-page-break/>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text:soft-page-break/>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text:soft-page-break/>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http://www.sidhe.org/~dan/blog/archives/000255.html</text:a></text:p>
      <text:p text:style-name="Text_20_body"/>
      <text:p text:style-name="Text_20_body">Strings, some practical advice (oct 14 2003)</text:p>
      <text:p text:style-name="Text_20_body"><text:a xlink:type="simple" xlink:href="http://www.sidhe.org/~dan/blog/archives/cat_parrot_notes.html#000256">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text:soft-page-break/>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text:soft-page-break/>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text:soft-page-break/>List of 44 recipes for working with Unicode in Perl 5 (by Perl guru Tom Christiansen)</text:p>
      <text:p text:style-name="Text_20_body"/>
      <text:p text:style-name="Text_20_body"><text:a xlink:type="simple" xlink:href="http://rdstar.wordpress.com/2013/07/22/some-thoughts-on-unicode-in-perl-6/">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text:a><text:a xlink:type="simple" xlink:href="http://www.slideshare.net/andreizm/the-good-the-bad-and-the-ugly-what-happened-to-unicode-and-php-6">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http://plan9.bell-labs.com/sys/doc/utf.html</text:a></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text:soft-page-break/>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p text:style-name="Text_20_body">Non-decodable Bytes in System Character Interfaces</text:p>
      <text:p text:style-name="Text_20_body"><text:a xlink:type="simple" xlink:href="http://legacy.python.org/dev/peps/pep-0383/">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text:soft-page-break/>command line arguments, or environment variables.</text:p>
      <text:p text:style-name="Text_20_body"/>
      <text:p text:style-name="Text_20_body">Unicode in Python 2 and Python 3</text:p>
      <text:p text:style-name="Text_20_body"><text:a xlink:type="simple" xlink:href="http://lucumr.pocoo.org/2014/1/5/unicode-in-2-and-3/">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8">typedef PY_UNICODE_TYPE Py_UNICODE;</text:p>
      <text:p text:style-name="SourceCode"/>
      <text:p text:style-name="SourceCode">typedef struct {</text:p>
      <text:p text:style-name="SourceCode"><text:soft-page-break/><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https://github.com/red/red/wiki/Unicode-Issues-with-Proposed-Resolutions</text:a></text:p>
      <text:p text:style-name="P23">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32"><text:bookmark text:name="user-content-case-folding-and-case-mapping"/>Case folding</text:p>
      <text:p text:style-name="Text_20_body"><text:span text:style-name="T24">Red will provide the standard locale-independent Unicode Case Folding as defined in </text:span><text:a xlink:type="simple" xlink:href="http://www.unicode.org/Public/7.0.0/ucd/CaseFolding.txt"><text:span text:style-name="T26">this Unicode.org table</text:span></text:a><text:span text:style-name="T25"> </text:span><text:span text:style-name="T24">defaulting to English as the language where necessary.</text:span><text:line-break/>Red will enable locale sensitive case folding by providing a simple "plug-in" mechanism for other specific locale case folding.</text:p>
      <text:p text:style-name="P24">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http://graysoftinc.com/character-encodings</text:a></text:p>
      <text:p text:style-name="Text_20_body"/>
      <text:p text:style-name="Text_20_body">The design and implementation of Ruby M17N</text:p>
      <text:p text:style-name="Text_20_body"><text:soft-page-break/><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https://redmine.ruby-lang.org/issues/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s://redmine.ruby-lang.org/issues/1889">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7956371222778649997" text:style-name="L9">
        <text:list-item>
          <text:p text:style-name="P38"><text:soft-page-break/>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8">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soft-page-break/><text:a xlink:type="simple" xlink:href="https://mail.mozilla.org/pipermail/rust-dev/2014-May/009725.html">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2"/>
      <text:p text:style-name="Text_20_body">Text encoding</text:p>
      <text:p text:style-name="Text_20_body"><text:a xlink:type="simple" xlink:href="https://mail.mozilla.org/pipermail/rust-dev/2013-July/005015.html">https://mail.mozilla.org/pipermail/rust-dev/2013-July/005015.html</text:a></text:p>
      <text:p text:style-name="Text_20_body"><text:a xlink:type="simple" xlink:href="https://github.com/lifthrasiir/rust-encoding">https://github.com/lifthrasiir/rust-encoding</text:a></text:p>
      <text:p text:style-name="P30">Based on WHATWG Encoding Standard :</text:p>
      <text:p text:style-name="P30"><text:a xlink:type="simple" xlink:href="https://encoding.spec.whatwg.org/">https://encoding.spec.whatwg.org/</text:a></text:p>
      <text:p text:style-name="P30">JLF : to investigate ? See the section <text:a xlink:type="simple" xlink:href="#4.37.WHATWG (Web Hypertext Application Technology Working Group)|outline">WHATWG</text:a> in this document.</text:p>
      <text:p text:style-name="Text_20_body"/>
      <text:p text:style-name="Text_20_body">unicode support and core</text:p>
      <text:p text:style-name="Text_20_body"><text:a xlink:type="simple" xlink:href="https://mail.mozilla.org/pipermail/rust-dev/2012-January/001193.html">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text:soft-page-break/>Unicode identifiers</text:p>
      <text:p text:style-name="Text_20_body"><text:a xlink:type="simple" xlink:href="https://mail.mozilla.org/pipermail/rust-dev/2011-February/000176.html">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https://developer.apple.com/library/ios/documentation/Swift/Conceptual/Swift_Programming_Language/StringsAndCharacters.html</text:a></text:p>
      <text:p text:style-name="P18">JLF : Very close to what I foresee for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Text_20_body">To retrieve a count of the Character values in a string, call the global count(_:) function and pass in a string as the function’s sole parameter.</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text:soft-page-break/>character count for that string.</text:p>
      <text:p text:style-name="Text_20_body"/>
      <text:p text:style-name="Text_20_body">The character count returned by the count(_:) function is not always the same as the length property of an NSString that contains the same characters. The length of an NSString is based on the number of 16-bit code units within the string’s UTF-16 representation and not the number of Unicode extended grapheme clusters within the string. To reflect this fact, the length property from NSString is called utf16Count when it is accessed on a Swift String value.</text:p>
      <text:h text:style-name="Heading_20_3" text:outline-level="3">String Indexes</text:h>
      <text:p text:style-name="P18">JLF : this is a sequential access. So no direct access, as allowed by NFG. For ooRexx, I would like a direct access, to let use subchar(n) efficiently. That will imply an array of positions.</text:p>
      <text:p text:style-name="Text_20_body">Each String value has an associated index type, String.Index, which corresponds to the positions of each Character it contains.</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Text_20_body">Use the startIndex property to access the position of the first Character of a String, and the endIndex property to access the posision of the last. If the String is empty, startIndex and endIndex are equal.</text:p>
      <text:p text:style-name="Text_20_body">A String.Index value can access its immediately preceding index by calling the predecessor() method, and its immediately succeeding index by calling the successor() method. Any index in a String can be accessed from any other index by chaining these methods together, or by using the global advance(start:n:) function. Attempting to access an index outside of a string’s range will trigger a runtime error.</text:p>
      <text:p text:style-name="Text_20_body">Use the global function indicies(_:) to create a Range of all of the indexes used to access individual characters in a string.</text:p>
      <text:p text:style-name="P42">for index in indices(greeting) {</text:p>
      <text:p text:style-name="P42"><text:s text:c="4"/>print("\(greeting[index]) ")</text:p>
      <text:p text:style-name="P42">}</text:p>
      <text:p text:style-name="P42">println("\n")</text:p>
      <text:p text:style-name="P42">// prints "G u t e n <text:s text:c="2"/>T a g"</text:p>
      <text:h text:style-name="Heading_20_3" text:outline-level="3">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text:soft-page-break/>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2082039330502586179" text:style-name="L13">
        <text:list-item>
          <text:p text:style-name="P43">A collection of UTF-8 code units (accessed with the string’s utf8 property)</text:p>
        </text:list-item>
        <text:list-item>
          <text:p text:style-name="P43">A collection of UTF-16 code units (accessed with the string’s utf16 property)</text:p>
        </text:list-item>
        <text:list-item>
          <text:p text:style-name="P43">A collection of 21-bit Unicode scalar values, equivalent to the string’s UTF-32 encoding form (accessed with the string’s unicodeScalars property)</text:p>
        </text:list-item>
      </text:list>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text:soft-page-break/>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text:a><text:a xlink:type="simple" xlink:href="http://en.wikipedia.org/wiki/Universal_Character_Set">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p text:style-name="Text_20_body">UTF-8, a transformation format of ISO 10646</text:p>
      <text:p text:style-name="Text_20_body"><text:a xlink:type="simple" xlink:href="http://tools.ietf.org/html/rfc3629">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1"><text:s text:c="3"/>Char. number range <text:s/>| <text:s text:c="7"/>UTF-8 octet sequence</text:p>
      <text:p text:style-name="P21"><text:s text:c="6"/>(hexadecimal) <text:s text:c="3"/>| <text:s text:c="13"/>(binary)</text:p>
      <text:p text:style-name="P21"><text:s text:c="3"/>--------------------+---------------------------------------------</text:p>
      <text:p text:style-name="P21"><text:s text:c="3"/>0000 0000-0000 007F | 0xxxxxxx</text:p>
      <text:p text:style-name="P21"><text:s text:c="3"/>0000 0080-0000 07FF | 110xxxxx 10xxxxxx</text:p>
      <text:p text:style-name="P21"><text:s text:c="3"/>0000 0800-0000 FFFF | 1110xxxx 10xxxxxx 10xxxxxx</text:p>
      <text:p text:style-name="P21"><text:s text:c="3"/>0001 0000-0010 FFFF | 11110xxx 10xxxxxx 10xxxxxx 10xxxxxx</text:p>
      <text:p text:style-name="Text_20_body"><text:soft-page-break/></text:p>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p text:style-name="Text_20_body"/>
      <text:p text:style-name="Text_20_body">Encoding</text:p>
      <text:p text:style-name="Text_20_body"><text:a xlink:type="simple" xlink:href="http://www.w3.org/TR/encoding/">http://www.w3.org/TR/encoding/</text:a></text:p>
      <text:p text:style-name="Text_20_body"/>
      <text:h text:style-name="Heading_20_2" text:outline-level="2">WHATWG (Web Hypertext Application Technology Working Group)</text:h>
      <text:p text:style-name="Text_20_body"><text:a xlink:type="simple" xlink:href="https://whatwg.org/">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https://encoding.spec.whatwg.org/</text:a></text:p>
      <text:p text:style-name="P30">JLF : to investigate ?</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text:soft-page-break/>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7702281594166633938" text:style-name="L10">
        <text:list-item>
          <text:p text:style-name="P39">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52"><text:span text:style-name="T29">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9">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office:annotation><dc:creator>Jean-Louis Faucher</dc:creator><dc:date>2015-05-14T18:02:15</dc:date><text:p><text:span text:style-name="T31">JLF : see my notes later. I don't see the problem... Just assume that these functions work on bytes, whatever the encoding. Even the length function must be seen as returning the number of bytes.</text:span></text:p><text:p><text:span text:style-name="T31">About xrange : the ooRexx doc says </text:span><text:span text:style-name="T32">The default value for start is "00"x, and the default value for end is "FF"x</text:span><text:span text:style-name="T31">. That's clear : ASCII range, and nothing else.</text:span></text:p></office:annotation>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P30">JLF : no xrange in netrexx ? Called sequence ? Ok, sounds good... In ooRexx, xrange is limited to the ASCII encoding (see the doc : defaults from "00x" to "FF"x).</text:p>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31">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text:soft-pag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30">JLF : the risk of decapitation is not here... In ooRexx, the decapitation will happen when using the 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text:soft-pag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30">JLF : Just don't change the behavior of String. This class work on bytes, period. New classes will be needed to provide more abstract services. Not only at codepoint level, but also at grapheme level, word level, paragraph level, ... </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52"><text:span text:style-name="T29">Warning : this wide-char version is derived from an older version of ooDialog (april 2010), and is no longer in sync with ooDialog 4.2.0 (the byte-char version).</text:span></text:p><text:p text:style-name="P52"><text:span text:style-name="T29"/></text:p><text:p text:style-name="P52"><text:span text:style-name="T29">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52"><text:span text:style-name="T29">Parrot has simplified the internal representation : Charsets have been merged into encodings. Now they need only the encoding.</text:span></text:p><text:p text:style-name="P52"><text:span text:style-name="T29">The list of supported encodings is :</text:span></text:p><text:p text:style-name="P52"><text:span text:style-name="T30">ascii</text:span></text:p><text:p text:style-name="P52"><text:span text:style-name="T30">iso-8859-1</text:span></text:p><text:p text:style-name="P52"><text:span text:style-name="T30">binary</text:span></text:p><text:p text:style-name="P52"><text:span text:style-name="T30">utf8</text:span></text:p><text:p text:style-name="P52"><text:span text:style-name="T30">utf16</text:span></text:p><text:p text:style-name="P52"><text:span text:style-name="T30">ucs2</text:span></text:p><text:p text:style-name="P52"><text:span text:style-name="T30">ucs4</text:span></text:p><text:p text:style-name="P52"><text:span text:style-name="T29"/></text:p></office:annotation>charset/encoding implementation.</text:p>
      <text:p text:style-name="Text_20_body">The recognised values for charset are:</text:p>
      <text:list xml:id="list7960334390359259974" text:style-name="L11">
        <text:list-item>
          <text:p text:style-name="P40">'iso-8859-1'</text:p>
        </text:list-item>
        <text:list-item>
          <text:p text:style-name="P40">'ascii'</text:p>
        </text:list-item>
        <text:list-item>
          <text:p text:style-name="P40">'binary'</text:p>
        </text:list-item>
        <text:list-item>
          <text:p text:style-name="P40">'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52"><text:span text:style-name="T29">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52"><text:span text:style-name="T29">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52"><text:span text:style-name="T29">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52"><text:span text:style-name="T29">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52"><text:span text:style-name="T29">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Helvetica Neue" svg:font-family="'Helvetica Neue', Helvetica, 'Segoe UI', Arial, freesans, sans-serif"/>
    <style:font-face style:name="Helvetica" svg:font-family="Helvetica, Arial, sans-serif"/>
    <style:font-face style:name="Menlo-Regular" svg:font-family="Menlo-Regular"/>
    <style:font-face style:name="Menlo" svg:font-family="Menlo, monospace"/>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2DT17H4M51S</meta:editing-duration>
    <meta:editing-cycles>474</meta:editing-cycles>
    <meta:generator>OpenOffice/4.0.1$Unix OpenOffice.org_project/401m5$Build-9714</meta:generator>
    <dc:date>2015-05-30T00:33:10</dc:date>
    <dc:creator>Jean-Louis Faucher</dc:creator>
    <meta:document-statistic meta:table-count="1" meta:image-count="4" meta:object-count="0" meta:page-count="47" meta:paragraph-count="1081" meta:word-count="15373" meta:character-count="101749"/>
    <meta:user-defined meta:name="Info 1"/>
    <meta:user-defined meta:name="Info 2"/>
    <meta:user-defined meta:name="Info 3"/>
    <meta:user-defined meta:name="Info 4"/>
  </office:meta>
</office:document-meta>
</file>